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8.05pt"/>
    </style:style>
    <style:style style:name="co2" style:family="table-column">
      <style:table-column-properties fo:break-before="auto" style:column-width="77.5pt"/>
    </style:style>
    <style:style style:name="co3" style:family="table-column">
      <style:table-column-properties fo:break-before="auto" style:column-width="74.04pt"/>
    </style:style>
    <style:style style:name="co4" style:family="table-column">
      <style:table-column-properties fo:break-before="auto" style:column-width="66.5pt"/>
    </style:style>
    <style:style style:name="co5" style:family="table-column">
      <style:table-column-properties fo:break-before="auto" style:column-width="60.35pt"/>
    </style:style>
    <style:style style:name="co6" style:family="table-column">
      <style:table-column-properties fo:break-before="auto" style:column-width="80.19pt"/>
    </style:style>
    <style:style style:name="co7" style:family="table-column">
      <style:table-column-properties fo:break-before="auto" style:column-width="141.25pt"/>
    </style:style>
    <style:style style:name="co8" style:family="table-column">
      <style:table-column-properties fo:break-before="auto" style:column-width="78.86pt"/>
    </style:style>
    <style:style style:name="co9" style:family="table-column">
      <style:table-column-properties fo:break-before="auto" style:column-width="75.46pt"/>
    </style:style>
    <style:style style:name="co10" style:family="table-column">
      <style:table-column-properties fo:break-before="auto" style:column-width="136.46pt"/>
    </style:style>
    <style:style style:name="co11" style:family="table-column">
      <style:table-column-properties fo:break-before="auto" style:column-width="223.54pt"/>
    </style:style>
    <style:style style:name="co12" style:family="table-column">
      <style:table-column-properties fo:break-before="auto" style:column-width="85.69pt"/>
    </style:style>
    <style:style style:name="co13" style:family="table-column">
      <style:table-column-properties fo:break-before="auto" style:column-width="47.99pt"/>
    </style:style>
    <style:style style:name="co14" style:family="table-column">
      <style:table-column-properties fo:break-before="auto" style:column-width="83.65pt"/>
    </style:style>
    <style:style style:name="co15" style:family="table-column">
      <style:table-column-properties fo:break-before="auto" style:column-width="371.65pt"/>
    </style:style>
    <style:style style:name="co16" style:family="table-column">
      <style:table-column-properties fo:break-before="auto" style:column-width="81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ReservedTours">
      <style:table-properties table:display="true" style:writing-mode="lr-tb"/>
    </style:style>
    <style:style style:name="ta2" style:family="table" style:master-page-name="PageStyle_5f_Customers">
      <style:table-properties table:display="true" style:writing-mode="lr-tb"/>
    </style:style>
    <style:style style:name="ta3" style:family="table" style:master-page-name="PageStyle_5f_Tours">
      <style:table-properties table:display="true" style:writing-mode="lr-tb"/>
    </style:style>
    <style:style style:name="ta4" style:family="table" style:master-page-name="PageStyle_5f_Guides">
      <style:table-properties table:display="true" style:writing-mode="lr-tb"/>
    </style:style>
    <style:style style:name="ta5" style:family="table" style:master-page-name="PageStyle_5f_Templat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">
      <style:table-cell-properties style:rotation-align="none"/>
    </style:style>
    <style:style style:name="ce3" style:family="table-cell" style:parent-style-name="Default">
      <style:text-properties style:font-name="Calibri" style:font-name-asian="WenQuanYi Micro Hei" style:font-name-complex="Calibri"/>
    </style:style>
    <style:style style:name="ce4" style:family="table-cell" style:parent-style-name="Default" style:data-style-name="N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ervedTou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ReservedTou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(3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umber(3)</text:p>
          </table:table-cell>
          <table:table-cell table:number-columns-repeated="2" office:value-type="string" calcext:value-type="string">
            <text:p>number(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ervedTourID</text:p>
          </table:table-cell>
          <table:table-cell office:value-type="string" calcext:value-type="string">
            <text:p>travelDate</text:p>
          </table:table-cell>
          <table:table-cell office:value-type="string" calcext:value-type="string">
            <text:p>customerID</text:p>
          </table:table-cell>
          <table:table-cell office:value-type="string" calcext:value-type="string">
            <text:p>tourID</text:p>
          </table:table-cell>
          <table:table-cell office:value-type="string" calcext:value-type="string">
            <text:p>guideI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6-Feb-18'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31-Aug-18'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0-Apr-19'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29-Jul-18'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5-Mar-18'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28-Feb-19'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'3-Jun-18'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'17-May-18'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'11-Apr-19'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'24-Nov-18'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'3-Aug-18'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'13-Dec-17'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'9-Nov-17'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'21-Jan-19'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'11-Dec-17'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'12-Aug-18'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'22-Jun-18'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'1-Feb-19'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'15-Oct-17'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'8-Mar-18'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stomers" table:style-name="ta2">
        <office:forms form:automatic-focus="false" form:apply-design-mode="false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office:value-type="string" calcext:value-type="string">
            <text:p>Customers</text:p>
          </table:table-cell>
          <table:table-cell table:number-columns-repeated="6"/>
          <table:table-cell office:value-type="string" calcext:value-type="string">
            <text:p>Insert State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ber(3)</text:p>
          </table:table-cell>
          <table:table-cell office:value-type="string" calcext:value-type="string">
            <text:p>varchar2(15)</text:p>
          </table:table-cell>
          <table:table-cell office:value-type="string" calcext:value-type="string">
            <text:p>varchar2(20)</text:p>
          </table:table-cell>
          <table:table-cell office:value-type="string" calcext:value-type="string">
            <text:p>varchar2(30)</text:p>
          </table:table-cell>
          <table:table-cell office:value-type="string" calcext:value-type="string">
            <text:p>number(10)</text:p>
          </table:table-cell>
          <table:table-cell office:value-type="string" calcext:value-type="string">
            <text:p>number(3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stomer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age</text:p>
          </table:table-cell>
          <table:table-cell/>
          <table:table-cell table:style-name="ce3"/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8711 Meadow St.</text:p>
          </table:table-cell>
          <table:table-cell office:value-type="float" office:value="2497873464" calcext:value-type="float">
            <text:p>2497873464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3" table:formula="of:=&quot;INSERT INTO Customers VALUES(&quot; &amp; [.A4] &amp; &quot;,  '&quot; &amp; [.B4] &amp; &quot;', '&quot; &amp; [.C4] &amp; &quot;', '&quot; &amp; [.D4] &amp; &quot;', &quot; &amp; [.E4] &amp; &quot;, &quot; &amp; [.F4] &amp; &quot; );&quot;" office:value-type="string" office:string-value="INSERT INTO Customers VALUES(1,  'Michael', 'Davis', '8711 Meadow St.', 2497873464, 67 );" calcext:value-type="string">
            <text:p>INSERT INTO Customers VALUES(1, <text:s/>'Michael', 'Davis', '8711 Meadow St.', 2497873464, 67 );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17 Valley Drive</text:p>
          </table:table-cell>
          <table:table-cell office:value-type="float" office:value="9865553232" calcext:value-type="float">
            <text:p>986555323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table:formula="of:=&quot;INSERT INTO Customers VALUES(&quot; &amp; [.A5] &amp; &quot;,  '&quot; &amp; [.B5] &amp; &quot;', '&quot; &amp; [.C5] &amp; &quot;', '&quot; &amp; [.D5] &amp; &quot;', &quot; &amp; [.E5] &amp; &quot;, &quot; &amp; [.F5] &amp; &quot; );&quot;" office:value-type="string" office:string-value="INSERT INTO Customers VALUES(2,  'Lisa', 'Ward', '17 Valley Drive', 9865553232, 20 );" calcext:value-type="string">
            <text:p>INSERT INTO Customers VALUES(2, <text:s/>'Lisa', 'Ward', '17 Valley Drive', 9865553232, 20 );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Bria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1212 8th St.</text:p>
          </table:table-cell>
          <table:table-cell office:value-type="float" office:value="4546667821" calcext:value-type="float">
            <text:p>4546667821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" table:formula="of:=&quot;INSERT INTO Customers VALUES(&quot; &amp; [.A6] &amp; &quot;,  '&quot; &amp; [.B6] &amp; &quot;', '&quot; &amp; [.C6] &amp; &quot;', '&quot; &amp; [.D6] &amp; &quot;', &quot; &amp; [.E6] &amp; &quot;, &quot; &amp; [.F6] &amp; &quot; );&quot;" office:value-type="string" office:string-value="INSERT INTO Customers VALUES(3,  'Brian', 'Gray', '1212 8th St.', 4546667821, 29 );" calcext:value-type="string">
            <text:p>INSERT INTO Customers VALUES(3, <text:s/>'Brian', 'Gray', '1212 8th St.', 4546667821, 29 );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icole</text:p>
          </table:table-cell>
          <table:table-cell table:style-name="ce1" office:value-type="string" calcext:value-type="string">
            <text:p>Myers</text:p>
          </table:table-cell>
          <table:table-cell office:value-type="string" calcext:value-type="string">
            <text:p>9 Washington Court</text:p>
          </table:table-cell>
          <table:table-cell office:value-type="float" office:value="9864752346" calcext:value-type="float">
            <text:p>9864752346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table:formula="of:=&quot;INSERT INTO Customers VALUES(&quot; &amp; [.A7] &amp; &quot;,  '&quot; &amp; [.B7] &amp; &quot;', '&quot; &amp; [.C7] &amp; &quot;', '&quot; &amp; [.D7] &amp; &quot;', &quot; &amp; [.E7] &amp; &quot;, &quot; &amp; [.F7] &amp; &quot; );&quot;" office:value-type="string" office:string-value="INSERT INTO Customers VALUES(4,  'Nicole', 'Myers', '9 Washington Court', 9864752346, 18 );" calcext:value-type="string">
            <text:p>INSERT INTO Customers VALUES(4, <text:s/>'Nicole', 'Myers', '9 Washington Court', 9864752346, 18 );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98 Lake Hill Drive</text:p>
          </table:table-cell>
          <table:table-cell office:value-type="float" office:value="8946557732" calcext:value-type="float">
            <text:p>894655773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3" table:formula="of:=&quot;INSERT INTO Customers VALUES(&quot; &amp; [.A8] &amp; &quot;,  '&quot; &amp; [.B8] &amp; &quot;', '&quot; &amp; [.C8] &amp; &quot;', '&quot; &amp; [.D8] &amp; &quot;', &quot; &amp; [.E8] &amp; &quot;, &quot; &amp; [.F8] &amp; &quot; );&quot;" office:value-type="string" office:string-value="INSERT INTO Customers VALUES(5,  'Kelly', 'Ross', '98 Lake Hill Drive', 8946557732, 26 );" calcext:value-type="string">
            <text:p>INSERT INTO Customers VALUES(5, <text:s/>'Kelly', 'Ross', '98 Lake Hill Drive', 8946557732, 26 );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100 Main St.</text:p>
          </table:table-cell>
          <table:table-cell office:value-type="float" office:value="8915367188" calcext:value-type="float">
            <text:p>8915367188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3" table:formula="of:=&quot;INSERT INTO Customers VALUES(&quot; &amp; [.A9] &amp; &quot;,  '&quot; &amp; [.B9] &amp; &quot;', '&quot; &amp; [.C9] &amp; &quot;', '&quot; &amp; [.D9] &amp; &quot;', &quot; &amp; [.E9] &amp; &quot;, &quot; &amp; [.F9] &amp; &quot; );&quot;" office:value-type="string" office:string-value="INSERT INTO Customers VALUES(6,  'Madison', 'Powell', '100 Main St.', 8915367188, 57 );" calcext:value-type="string">
            <text:p>INSERT INTO Customers VALUES(6, <text:s/>'Madison', 'Powell', '100 Main St.', 8915367188, 57 );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Ashley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42 Oak St.</text:p>
          </table:table-cell>
          <table:table-cell office:value-type="float" office:value="1233753684" calcext:value-type="float">
            <text:p>1233753684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3" table:formula="of:=&quot;INSERT INTO Customers VALUES(&quot; &amp; [.A10] &amp; &quot;,  '&quot; &amp; [.B10] &amp; &quot;', '&quot; &amp; [.C10] &amp; &quot;', '&quot; &amp; [.D10] &amp; &quot;', &quot; &amp; [.E10] &amp; &quot;, &quot; &amp; [.F10] &amp; &quot; );&quot;" office:value-type="string" office:string-value="INSERT INTO Customers VALUES(7,  'Ashley', 'Martin', '42 Oak St.', 1233753684, 73 );" calcext:value-type="string">
            <text:p>INSERT INTO Customers VALUES(7, <text:s/>'Ashley', 'Martin', '42 Oak St.', 1233753684, 73 );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oshua</text:p>
          </table:table-cell>
          <table:table-cell table:style-name="ce1" office:value-type="string" calcext:value-type="string">
            <text:p>White</text:p>
          </table:table-cell>
          <table:table-cell office:value-type="string" calcext:value-type="string">
            <text:p>1414 Cedar St.</text:p>
          </table:table-cell>
          <table:table-cell office:value-type="float" office:value="6428369619" calcext:value-type="float">
            <text:p>6428369619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table:formula="of:=&quot;INSERT INTO Customers VALUES(&quot; &amp; [.A11] &amp; &quot;,  '&quot; &amp; [.B11] &amp; &quot;', '&quot; &amp; [.C11] &amp; &quot;', '&quot; &amp; [.D11] &amp; &quot;', &quot; &amp; [.E11] &amp; &quot;, &quot; &amp; [.F11] &amp; &quot; );&quot;" office:value-type="string" office:string-value="INSERT INTO Customers VALUES(8,  'Joshua', 'White', '1414 Cedar St.', 6428369619, 18 );" calcext:value-type="string">
            <text:p>INSERT INTO Customers VALUES(8, <text:s/>'Joshua', 'White', '1414 Cedar St.', 6428369619, 18 );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42 Elm Place</text:p>
          </table:table-cell>
          <table:table-cell office:value-type="float" office:value="1946825344" calcext:value-type="float">
            <text:p>1946825344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3" table:formula="of:=&quot;INSERT INTO Customers VALUES(&quot; &amp; [.A12] &amp; &quot;,  '&quot; &amp; [.B12] &amp; &quot;', '&quot; &amp; [.C12] &amp; &quot;', '&quot; &amp; [.D12] &amp; &quot;', &quot; &amp; [.E12] &amp; &quot;, &quot; &amp; [.F12] &amp; &quot; );&quot;" office:value-type="string" office:string-value="INSERT INTO Customers VALUES(9,  'Tyler', 'Clark', '42 Elm Place', 1946825344, 22 );" calcext:value-type="string">
            <text:p>INSERT INTO Customers VALUES(9, <text:s/>'Tyler', 'Clark', '42 Elm Place', 1946825344, 22 );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657 Redondo Ave.</text:p>
          </table:table-cell>
          <table:table-cell office:value-type="float" office:value="7988641411" calcext:value-type="float">
            <text:p>7988641411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table:formula="of:=&quot;INSERT INTO Customers VALUES(&quot; &amp; [.A13] &amp; &quot;,  '&quot; &amp; [.B13] &amp; &quot;', '&quot; &amp; [.C13] &amp; &quot;', '&quot; &amp; [.D13] &amp; &quot;', &quot; &amp; [.E13] &amp; &quot;, &quot; &amp; [.F13] &amp; &quot; );&quot;" office:value-type="string" office:string-value="INSERT INTO Customers VALUES(10,  'Anna', 'Young', '657 Redondo Ave.', 7988641411, 25 );" calcext:value-type="string">
            <text:p>INSERT INTO Customers VALUES(10, <text:s/>'Anna', 'Young', '657 Redondo Ave.', 7988641411, 25 );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5 Jefferson Ave.</text:p>
          </table:table-cell>
          <table:table-cell office:value-type="float" office:value="2324648888" calcext:value-type="float">
            <text:p>2324648888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" table:formula="of:=&quot;INSERT INTO Customers VALUES(&quot; &amp; [.A14] &amp; &quot;,  '&quot; &amp; [.B14] &amp; &quot;', '&quot; &amp; [.C14] &amp; &quot;', '&quot; &amp; [.D14] &amp; &quot;', &quot; &amp; [.E14] &amp; &quot;, &quot; &amp; [.F14] &amp; &quot; );&quot;" office:value-type="string" office:string-value="INSERT INTO Customers VALUES(11,  'Justin', 'Powell', '5 Jefferson Ave.', 2324648888, 17 );" calcext:value-type="string">
            <text:p>INSERT INTO Customers VALUES(11, <text:s/>'Justin', 'Powell', '5 Jefferson Ave.', 2324648888, 17 );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143 Cambridge Ave.</text:p>
          </table:table-cell>
          <table:table-cell office:value-type="float" office:value="5082328798" calcext:value-type="float">
            <text:p>5082328798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3" table:formula="of:=&quot;INSERT INTO Customers VALUES(&quot; &amp; [.A15] &amp; &quot;,  '&quot; &amp; [.B15] &amp; &quot;', '&quot; &amp; [.C15] &amp; &quot;', '&quot; &amp; [.D15] &amp; &quot;', &quot; &amp; [.E15] &amp; &quot;, &quot; &amp; [.F15] &amp; &quot; );&quot;" office:value-type="string" office:string-value="INSERT INTO Customers VALUES(12,  'Bruce', 'Allen', '143 Cambridge Ave.', 5082328798, 45 );" calcext:value-type="string">
            <text:p>INSERT INTO Customers VALUES(12, <text:s/>'Bruce', 'Allen', '143 Cambridge Ave.', 5082328798, 45 );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77 Massachusetts Ave.</text:p>
          </table:table-cell>
          <table:table-cell office:value-type="float" office:value="6174153059" calcext:value-type="float">
            <text:p>6174153059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3" table:formula="of:=&quot;INSERT INTO Customers VALUES(&quot; &amp; [.A16] &amp; &quot;,  '&quot; &amp; [.B16] &amp; &quot;', '&quot; &amp; [.C16] &amp; &quot;', '&quot; &amp; [.D16] &amp; &quot;', &quot; &amp; [.E16] &amp; &quot;, &quot; &amp; [.F16] &amp; &quot; );&quot;" office:value-type="string" office:string-value="INSERT INTO Customers VALUES(13,  'Rachel', 'Sanchez', '77 Massachusetts Ave.', 6174153059, 68 );" calcext:value-type="string">
            <text:p>INSERT INTO Customers VALUES(13, <text:s/>'Rachel', 'Sanchez', '77 Massachusetts Ave.', 6174153059, 68 );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175 Forest St.</text:p>
          </table:table-cell>
          <table:table-cell office:value-type="float" office:value="2123043923" calcext:value-type="float">
            <text:p>2123043923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" table:formula="of:=&quot;INSERT INTO Customers VALUES(&quot; &amp; [.A17] &amp; &quot;,  '&quot; &amp; [.B17] &amp; &quot;', '&quot; &amp; [.C17] &amp; &quot;', '&quot; &amp; [.D17] &amp; &quot;', &quot; &amp; [.E17] &amp; &quot;, &quot; &amp; [.F17] &amp; &quot; );&quot;" office:value-type="string" office:string-value="INSERT INTO Customers VALUES(14,  'Dylan', 'Lee', '175 Forest St.', 2123043923, 19 );" calcext:value-type="string">
            <text:p>INSERT INTO Customers VALUES(14, <text:s/>'Dylan', 'Lee', '175 Forest St.', 2123043923, 19 );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35 Tremont St.</text:p>
          </table:table-cell>
          <table:table-cell office:value-type="float" office:value="7818914567" calcext:value-type="float">
            <text:p>7818914567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3" table:formula="of:=&quot;INSERT INTO Customers VALUES(&quot; &amp; [.A18] &amp; &quot;,  '&quot; &amp; [.B18] &amp; &quot;', '&quot; &amp; [.C18] &amp; &quot;', '&quot; &amp; [.D18] &amp; &quot;', &quot; &amp; [.E18] &amp; &quot;, &quot; &amp; [.F18] &amp; &quot; );&quot;" office:value-type="string" office:string-value="INSERT INTO Customers VALUES(15,  'Austin', 'Garcia', '35 Tremont St.', 7818914567, 82 );" calcext:value-type="string">
            <text:p>INSERT INTO Customers VALUES(15, <text:s/>'Austin', 'Garcia', '35 Tremont St.', 7818914567, 82 );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urs" table:style-name="ta3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number-columns-repeated="1017" table:default-cell-style-name="Default"/>
        <table:table-row table:style-name="ro1">
          <table:table-cell office:value-type="string" calcext:value-type="string">
            <text:p>Tou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(2)</text:p>
          </table:table-cell>
          <table:table-cell office:value-type="string" calcext:value-type="string">
            <text:p>varchar2(25)</text:p>
          </table:table-cell>
          <table:table-cell office:value-type="string" calcext:value-type="string">
            <text:p>varchar2(35)</text:p>
          </table:table-cell>
          <table:table-cell office:value-type="string" calcext:value-type="string">
            <text:p>varchar2(25)</text:p>
          </table:table-cell>
          <table:table-cell office:value-type="string" calcext:value-type="string">
            <text:p>char(2)</text:p>
          </table:table-cell>
          <table:table-cell office:value-type="string" calcext:value-type="string">
            <text:p>varchar2(10)</text:p>
          </table:table-cell>
          <table:table-cell office:value-type="string" calcext:value-type="string">
            <text:p>number(5,2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urID</text:p>
          </table:table-cell>
          <table:table-cell office:value-type="string" calcext:value-type="string">
            <text:p>tour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vehicleType</text:p>
          </table:table-cell>
          <table:table-cell office:value-type="string" calcext:value-type="string">
            <text:p>pric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atraz</text:p>
          </table:table-cell>
          <table:table-cell office:value-type="string" calcext:value-type="string">
            <text:p>Alcatraz Island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oat</text:p>
          </table:table-cell>
          <table:table-cell table:style-name="ce4" office:value-type="float" office:value="75.5" calcext:value-type="float">
            <text:p>75.5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agnificent Mile</text:p>
          </table:table-cell>
          <table:table-cell table:style-name="ce1" office:value-type="string" calcext:value-type="string">
            <text:p>Tour of Michigan Ave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table:style-name="ce1" office:value-type="string" calcext:value-type="string">
            <text:p>bus</text:p>
          </table:table-cell>
          <table:table-cell table:style-name="ce4" office:value-type="float" office:value="22.75" calcext:value-type="float">
            <text:p>22.7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ck Tour</text:p>
          </table:table-cell>
          <table:table-cell office:value-type="string" calcext:value-type="string">
            <text:p>Aquatic tour of the Charles River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table:style-name="ce1" office:value-type="string" calcext:value-type="string">
            <text:p>boat</text:p>
          </table:table-cell>
          <table:table-cell table:style-name="ce4" office:value-type="float" office:value="53.99" calcext:value-type="float">
            <text:p>53.9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eedom Trail</text:p>
          </table:table-cell>
          <table:table-cell office:value-type="string" calcext:value-type="string">
            <text:p>Historic tour of Boston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table:style-name="ce1" office:value-type="string" calcext:value-type="string">
            <text:p>car</text:p>
          </table:table-cell>
          <table:table-cell table:style-name="ce4" office:value-type="float" office:value="34.25" calcext:value-type="float">
            <text:p>34.2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Y Museums</text:p>
          </table:table-cell>
          <table:table-cell office:value-type="string" calcext:value-type="string">
            <text:p>Tour of NYC Museum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table:style-name="ce1" office:value-type="string" calcext:value-type="string">
            <text:p>bus</text:p>
          </table:table-cell>
          <table:table-cell table:style-name="ce4" office:value-type="float" office:value="160.8" calcext:value-type="float">
            <text:p>160.80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ides" table:style-name="ta4">
        <office:forms form:automatic-focus="false" form:apply-design-mode="false"/>
        <table:table-column table:style-name="co4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number-columns-repeated="1018" table:default-cell-style-name="Default"/>
        <table:table-row table:style-name="ro1">
          <table:table-cell office:value-type="string" calcext:value-type="string">
            <text:p>Gui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(2)</text:p>
          </table:table-cell>
          <table:table-cell office:value-type="string" calcext:value-type="string">
            <text:p>varchar2(15)</text:p>
          </table:table-cell>
          <table:table-cell office:value-type="string" calcext:value-type="string">
            <text:p>varchar2(20)</text:p>
          </table:table-cell>
          <table:table-cell office:value-type="string" calcext:value-type="string">
            <text:p>number(8)</text:p>
          </table:table-cell>
          <table:table-cell office:value-type="string" calcext:value-type="string">
            <text:p>varchar2(15)</text:p>
          </table:table-cell>
          <table:table-cell office:value-type="string" calcext:value-type="string">
            <text:p>number(7,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de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driverLicens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alary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Williams</text:p>
          </table:table-cell>
          <table:table-cell office:value-type="float" office:value="74920983" calcext:value-type="float">
            <text:p>74920983</text:p>
          </table:table-cell>
          <table:table-cell office:value-type="string" calcext:value-type="string">
            <text:p>Senior Guide</text:p>
          </table:table-cell>
          <table:table-cell office:value-type="float" office:value="24125" calcext:value-type="float">
            <text:p>2412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rown</text:p>
          </table:table-cell>
          <table:table-cell office:value-type="float" office:value="72930684" calcext:value-type="float">
            <text:p>72930684</text:p>
          </table:table-cell>
          <table:table-cell office:value-type="string" calcext:value-type="string">
            <text:p>Guide</text:p>
          </table:table-cell>
          <table:table-cell office:value-type="float" office:value="30500" calcext:value-type="float">
            <text:p>3050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Jones</text:p>
          </table:table-cell>
          <table:table-cell office:value-type="float" office:value="50973848" calcext:value-type="float">
            <text:p>50973848</text:p>
          </table:table-cell>
          <table:table-cell office:value-type="string" calcext:value-type="string">
            <text:p>Senior Guide</text:p>
          </table:table-cell>
          <table:table-cell office:value-type="float" office:value="27044" calcext:value-type="float">
            <text:p>2704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iller</text:p>
          </table:table-cell>
          <table:table-cell office:value-type="float" office:value="58442323" calcext:value-type="float">
            <text:p>58442323</text:p>
          </table:table-cell>
          <table:table-cell office:value-type="string" calcext:value-type="string">
            <text:p>Junior Guide</text:p>
          </table:table-cell>
          <table:table-cell office:value-type="float" office:value="32080" calcext:value-type="float">
            <text:p>3208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Davis</text:p>
          </table:table-cell>
          <table:table-cell office:value-type="float" office:value="56719583" calcext:value-type="float">
            <text:p>56719583</text:p>
          </table:table-cell>
          <table:table-cell office:value-type="string" calcext:value-type="string">
            <text:p>Junior Guide</text:p>
          </table:table-cell>
          <table:table-cell office:value-type="float" office:value="49000" calcext:value-type="float">
            <text:p>4900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Garcia</text:p>
          </table:table-cell>
          <table:table-cell office:value-type="float" office:value="93291234" calcext:value-type="float">
            <text:p>93291234</text:p>
          </table:table-cell>
          <table:table-cell office:value-type="string" calcext:value-type="string">
            <text:p>Guide</text:p>
          </table:table-cell>
          <table:table-cell office:value-type="float" office:value="22000" calcext:value-type="float">
            <text:p>2200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Rodriguez</text:p>
          </table:table-cell>
          <table:table-cell office:value-type="float" office:value="58799394" calcext:value-type="float">
            <text:p>58799394</text:p>
          </table:table-cell>
          <table:table-cell office:value-type="string" calcext:value-type="string">
            <text:p>Junior Guide</text:p>
          </table:table-cell>
          <table:table-cell office:value-type="float" office:value="31750" calcext:value-type="float">
            <text:p>3175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Wilson</text:p>
          </table:table-cell>
          <table:table-cell office:value-type="float" office:value="88314545" calcext:value-type="float">
            <text:p>88314545</text:p>
          </table:table-cell>
          <table:table-cell office:value-type="string" calcext:value-type="string">
            <text:p>Senior Guide</text:p>
          </table:table-cell>
          <table:table-cell office:value-type="float" office:value="45000" calcext:value-type="float">
            <text:p>4500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Smith</text:p>
          </table:table-cell>
          <table:table-cell office:value-type="float" office:value="82391452" calcext:value-type="float">
            <text:p>82391452</text:p>
          </table:table-cell>
          <table:table-cell office:value-type="string" calcext:value-type="string">
            <text:p>Junior Guide</text:p>
          </table:table-cell>
          <table:table-cell office:value-type="float" office:value="25025" calcext:value-type="float">
            <text:p>25025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Johnson</text:p>
          </table:table-cell>
          <table:table-cell office:value-type="float" office:value="12930638" calcext:value-type="float">
            <text:p>12930638</text:p>
          </table:table-cell>
          <table:table-cell office:value-type="string" calcext:value-type="string">
            <text:p>Guide</text:p>
          </table:table-cell>
          <table:table-cell office:value-type="float" office:value="47000" calcext:value-type="float">
            <text:p>47000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5">
        <office:forms form:automatic-focus="false" form:apply-design-mode="false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Example Code Generation</text:p>
          </table:table-cell>
          <table:table-cell office:value-type="string" calcext:value-type="string">
            <text:p>Custom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umber(2,0)</text:p>
          </table:table-cell>
          <table:table-cell table:number-columns-repeated="2" office:value-type="string" calcext:value-type="string">
            <text:p>varchar2(15)</text:p>
          </table:table-cell>
          <table:table-cell office:value-type="string" calcext:value-type="string">
            <text:p>number(3,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L Inser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ge</text:p>
          </table:table-cell>
          <table:table-cell table:number-columns-repeated="1019"/>
        </table:table-row>
        <table:table-row table:style-name="ro1">
          <table:table-cell table:formula="of:=&quot;insert into Customers values(&quot; &amp; [.B4] &amp; &quot;, '&quot; &amp; [.C4] &amp; &quot;', '&quot; &amp; [.D4] &amp; &quot;', &quot; &amp; [.E4] &amp; &quot;);&quot;" office:value-type="string" office:string-value="insert into Customers values(1, 'Jim Smith', 'Cambridge', 51);" calcext:value-type="string">
            <text:p>insert into Customers values(1, 'Jim Smith', 'Cambridge', 51)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m Smith</text:p>
          </table:table-cell>
          <table:table-cell office:value-type="string" calcext:value-type="string">
            <text:p>Cambridge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formula="of:=&quot;insert into Customers values(&quot; &amp; [.B5] &amp; &quot;, '&quot; &amp; [.C5] &amp; &quot;', '&quot; &amp; [.D5] &amp; &quot;', &quot; &amp; [.E5] &amp; &quot;);&quot;" office:value-type="string" office:string-value="insert into Customers values(2, 'Tom Smith', 'Cambridge', 51);" calcext:value-type="string">
            <text:p>insert into Customers values(2, 'Tom Smith', 'Cambridge', 51)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 Smith</text:p>
          </table:table-cell>
          <table:table-cell office:value-type="string" calcext:value-type="string">
            <text:p>Cambridge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formula="of:=&quot;insert into Customers values(&quot; &amp; [.B6] &amp; &quot;, '&quot; &amp; [.C6] &amp; &quot;', '&quot; &amp; [.D6] &amp; &quot;', &quot; &amp; [.E6] &amp; &quot;);&quot;" office:value-type="string" office:string-value="insert into Customers values(3, 'Elane Moore', 'San Diego', 53);" calcext:value-type="string">
            <text:p>insert into Customers values(3, 'Elane Moore', 'San Diego', 53)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ane Moore</text:p>
          </table:table-cell>
          <table:table-cell office:value-type="string" calcext:value-type="string">
            <text:p>San Diego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formula="of:=&quot;insert into Customers values(&quot; &amp; [.B7] &amp; &quot;, '&quot; &amp; [.C7] &amp; &quot;', '&quot; &amp; [.D7] &amp; &quot;', &quot; &amp; [.E7] &amp; &quot;);&quot;" office:value-type="string" office:string-value="insert into Customers values(4, 'John Doe', 'Worcester', 23);" calcext:value-type="string">
            <text:p>insert into Customers values(4, 'John Doe', 'Worcester', 23)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Worcester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formula="of:=&quot;insert into Customers values(&quot; &amp; [.B8] &amp; &quot;, '&quot; &amp; [.C8] &amp; &quot;', '&quot; &amp; [.D8] &amp; &quot;', &quot; &amp; [.E8] &amp; &quot;);&quot;" office:value-type="string" office:string-value="insert into Customers values(5, 'Jane Doe', 'Worcester', 24);" calcext:value-type="string">
            <text:p>insert into Customers values(5, 'Jane Doe', 'Worcester', 24)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ne Doe</text:p>
          </table:table-cell>
          <table:table-cell office:value-type="string" calcext:value-type="string">
            <text:p>Worcester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formula="of:=&quot;insert into Customers values(&quot; &amp; [.B9] &amp; &quot;, '&quot; &amp; [.C9] &amp; &quot;', '&quot; &amp; [.D9] &amp; &quot;', &quot; &amp; [.E9] &amp; &quot;);&quot;" office:value-type="string" office:string-value="insert into Customers values(6, 'Tom Jones', 'Boston', 41);" calcext:value-type="string">
            <text:p>insert into Customers values(6, 'Tom Jones', 'Boston', 41)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m Jones</text:p>
          </table:table-cell>
          <table:table-cell office:value-type="string" calcext:value-type="string">
            <text:p>Boston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formula="of:=&quot;insert into Customers values(&quot; &amp; [.B10] &amp; &quot;, '&quot; &amp; [.C10] &amp; &quot;', '&quot; &amp; [.D10] &amp; &quot;', &quot; &amp; [.E10] &amp; &quot;);&quot;" office:value-type="string" office:string-value="insert into Customers values(7, 'Mary Jones', 'Boston', 37);" calcext:value-type="string">
            <text:p>insert into Customers values(7, 'Mary Jones', 'Boston', 37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y Jones</text:p>
          </table:table-cell>
          <table:table-cell office:value-type="string" calcext:value-type="string">
            <text:p>Boston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formula="of:=&quot;insert into Customers values(&quot; &amp; [.B11] &amp; &quot;, '&quot; &amp; [.C11] &amp; &quot;', '&quot; &amp; [.D11] &amp; &quot;', &quot; &amp; [.E11] &amp; &quot;);&quot;" office:value-type="string" office:string-value="insert into Customers values(8, 'Oscar Tam', 'Worcester', 17);" calcext:value-type="string">
            <text:p>insert into Customers values(8, 'Oscar Tam', 'Worcester', 17)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scar Tam</text:p>
          </table:table-cell>
          <table:table-cell office:value-type="string" calcext:value-type="string">
            <text:p>Worcester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formula="of:=&quot;insert into Customers values(&quot; &amp; [.B12] &amp; &quot;, '&quot; &amp; [.C12] &amp; &quot;', '&quot; &amp; [.D12] &amp; &quot;', &quot; &amp; [.E12] &amp; &quot;);&quot;" office:value-type="string" office:string-value="insert into Customers values(9, 'Ellen Brown', 'Cambridge', 21);" calcext:value-type="string">
            <text:p>insert into Customers values(9, 'Ellen Brown', 'Cambridge', 21)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len Brown</text:p>
          </table:table-cell>
          <table:table-cell office:value-type="string" calcext:value-type="string">
            <text:p>Cambridge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formula="of:=&quot;insert into Customers values(&quot; &amp; [.B13] &amp; &quot;, '&quot; &amp; [.C13] &amp; &quot;', '&quot; &amp; [.D13] &amp; &quot;', &quot; &amp; [.E13] &amp; &quot;);&quot;" office:value-type="string" office:string-value="insert into Customers values(10, 'Art Johnson', 'Boston', 18);" calcext:value-type="string">
            <text:p>insert into Customers values(10, 'Art Johnson', 'Boston', 18)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t Johnson</text:p>
          </table:table-cell>
          <table:table-cell office:value-type="string" calcext:value-type="string">
            <text:p>Boston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culations require a = at the beginning of the cel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amp; is used to connect strings toget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ublequotes are used around strings in Excel vs. single quotes for SQ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 not put doublequotes around numbers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ervedTours" style:display-name="PageStyle_ReservedTou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urs" style:display-name="PageStyle_Tou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mers" style:display-name="PageStyle_Custom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uides" style:display-name="PageStyle_Gui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" style:display-name="PageStyle_Templa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ong</meta:initial-creator>
    <meta:creation-date>2016-02-15T04:50:17</meta:creation-date>
    <dc:date>2017-08-30T14:05:12.799100682</dc:date>
    <meta:generator>LibreOffice/5.1.6.2$Linux_X86_64 LibreOffice_project/10m0$Build-2</meta:generator>
    <meta:editing-duration>PT17M10S</meta:editing-duration>
    <meta:editing-cycles>2</meta:editing-cycles>
    <meta:document-statistic meta:table-count="5" meta:cell-count="419" meta:object-count="0"/>
    <meta:user-defined meta:name="AppVersion">14.03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5cd7ae1b-d557-4d52-810c-b37ea782af11</meta:user-defined>
  </office:meta>
</office:document-meta>
</file>